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2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1.<text:s/></text:span><text:span text:style-name="T2">В разделе 1:<text:s/></text:span><text:span text:style-name="T3">«</text:span><text:span text:style-name="T4">Модель, генерация и наполнение базы данных</text:span><text:span text:style-name="T5">»<text:s/></text:span><text:span text:style-name="T6">указать, что при возврате книги только меняется значение поля "sb_is_active" со значения "y" на значение "n", дополнительных записей не появляется.</text:span></text:p>
      <text:p text:style-name="P1"><text:span text:style-name="T7"/></text:p>
      <text:p text:style-name="P1"><text:span text:style-name="T8">2.<text:s/></text:span><text:span text:style-name="T9">Также в "2.1.4. Пример 4: использование функции COUNT в запросе с условием" задачи сформулированы: "Задача 2.1.4.a{29}: показать, сколько всего экземпляров книг выдано читателям. Задача 2.1.4.b{30}: показать, сколько всего разных книг выдано читателям." слово<text:s/></text:span><text:span text:style-name="T10">«</text:span><text:span text:style-name="T11">выдано</text:span><text:span text:style-name="T12">»<text:s/></text:span><text:span text:style-name="T13">заменить на "находятся на руках". </text:span></text:p>
      <text:p text:style-name="P1"><text:span text:style-name="T14"/></text:p>
      <text:p text:style-name="P1"><text:span text:style-name="T15">3.<text:s/></text:span><text:span text:style-name="T16">Задача:<text:s/></text:span><text:span text:style-name="T17">"</text:span><text:span text:style-name="T18">2.1.6. Пример 6: упорядочивание выборки. Задача 2.1.6.a{35}: показать все книги в библиотеке в порядке возрастания их года издания.</text:span><text:span text:style-name="T19"><text:s/>"</text:span><text:span text:style-name="T20"><text:s/>В ответе приведены данные из двух полей (</text:span><text:span text:style-name="T21">"</text:span><text:span text:style-name="T22">b_name</text:span><text:span text:style-name="T23">"</text:span><text:span text:style-name="T24"><text:s/>и<text:s/></text:span><text:span text:style-name="T25">"</text:span><text:span text:style-name="T26">b_year</text:span><text:span text:style-name="T27">"</text:span><text:span text:style-name="T28">), но в вопросе было только одно поле.</text:span></text:p>
      <text:p text:style-name="P1"><text:span text:style-name="T29"/></text:p>
      <text:p text:style-name="P1"><text:span text:style-name="T30">6.<text:s/></text:span><text:span text:style-name="T31">Задание<text:s/></text:span><text:span text:style-name="T32">"</text:span><text:span text:style-name="T33">2.1.6.TSK.A: показать список авторов в обратном алфавитном порядке (т.е.<text:s/></text:span><text:span text:style-name="T34">«</text:span><text:span text:style-name="T35">Я<text:s/></text:span><text:span text:style-name="T36"></text:span><text:span text:style-name="T37"><text:s/></text:span><text:span text:style-name="T38">А</text:span><text:span text:style-name="T39">».<text:s/></text:span><text:span text:style-name="T40">Решением будет: SELECT `a_name` FROM `authors` group by `a_name` desc; но в поле<text:s/></text:span><text:span text:style-name="T41">"</text:span><text:span text:style-name="T42">a_name</text:span><text:span text:style-name="T43">"</text:span><text:span text:style-name="T44"><text:s/>авторы идут как инициалы, потом фамилия. Есть нелогичность.</text:span></text:p>
      <text:p text:style-name="P1"><text:span text:style-name="T45"/></text:p>
      <text:p text:style-name="P1"><text:span text:style-name="T46">7.<text:s/></text:span><text:span text:style-name="T47">Решение<text:s/></text:span><text:span text:style-name="T48">"</text:span><text:span text:style-name="T49">2.1.6.b. Альтернативное решение можно получить добавлением знака<text:s/></text:span><text:span text:style-name="T50">"</text:span><text:span text:style-name="T51">минус</text:span><text:span text:style-name="T52">"</text:span><text:span text:style-name="T53"><text:s/>перед именем поля, по которому сортировка реализована по возрастанию, т.е. ORDER BY числовое поле DESC эквивалентно ORDER BY -числовое_поле ASC</text:span><text:span text:style-name="T54">"</text:span><text:span text:style-name="T55">. Тут не мешало бы указать, что решение с минусом подходит только для числовых полей, но не работает на текстовых (например<text:s/></text:span><text:span text:style-name="T56">"</text:span><text:span text:style-name="T57">Задание 2.1.6.TSK.A</text:span><text:span text:style-name="T58">"</text:span><text:span text:style-name="T59">).</text:span></text:p>
      <text:p text:style-name="P1"><text:span text:style-name="T60"/></text:p>
      <text:p text:style-name="P1"><text:span text:style-name="T61">8.<text:s/></text:span><text:span text:style-name="T62">Не работает ссылка {43} на стр. 47 после слов<text:s/></text:span><text:span text:style-name="T63">"</text:span><text:span text:style-name="T64">Решение 2.1.8.c</text:span><text:span text:style-name="T65">"</text:span><text:span text:style-name="T66">. И в принципе, по тексту сбиты ссылки. Нужно все проверять. Дальше про битые ссылки указывать не буду.</text:span></text:p>
      <text:p text:style-name="P1"><text:span text:style-name="T67"/></text:p>
      <text:p text:style-name="P1"><text:span text:style-name="T68">9.<text:s/></text:span><text:span text:style-name="T69">В условии "Задача 2.1.9.b{56}: показать, сколько в среднем книг сейчас на руках у каждого читателя." двоякая формулировка. Нужно: "Задача 2.1.9.b{56}: показать, сколько в среднем разных книг сейчас на руках у каждого читателя." (аналогично заданию<text:s/></text:span><text:span text:style-name="T70">2.1.4.b.</text:span></text:p>
      <text:p text:style-name="P1"><text:span text:style-name="T71"/></text:p>
      <text:p text:style-name="P1"><text:span text:style-name="T72">10.<text:s/></text:span><text:span text:style-name="T73">В условии "Задание 2.2.7.TSK.C: показать среднюю читаемость жанров, т.е. среднее значение от того, сколько раз читатели брали книги каждого автора." ошибка. Следует указать: "Задание 2.2.7.TSK.C: показать среднюю читаемость жанров, т.е. среднее значение от того, сколько раз читатели брали книги каждого жанра."</text:span></text:p>
      <text:p text:style-name="P1"><text:span text:style-name="T74"/></text:p>
      <text:p text:style-name="P1"><text:span text:style-name="T75">11.<text:s/></text:span><text:span text:style-name="T76">Перефразировать "Задание 2.2.10.TSK.E: показать информацию о том, какие книги в принципе может взять в библиотеке каждый из читателей." на "Задание 2.2.10.TSK.E: показать информацию по каждому из читателй, какие книги в принципе он может взять в библиотеке." </text:span></text:p>
      <text:p text:style-name="P1"><text:span text:style-name="T77"/></text:p>
      <text:p text:style-name="P1"><text:span text:style-name="T78">12.<text:s/></text:span><text:span text:style-name="T79">Перефразировать "Задание 2.2.10.TSK.</text:span><text:span text:style-name="T80">G</text:span><text:span text:style-name="T81">: показать информацию о том, какие изданные до 2010-го года книги в принципе может взять в библиотеке каждый из читателей." на "Задание 2.2.10.TSK.</text:span><text:span text:style-name="T82">G</text:span><text:span text:style-name="T83">: показать информацию показать информацию по каждому из читателй,<text:s text:c="2"/>какие изданные до 2010-го года книги в принципе он может взять в библиотеке." </text:span></text:p>
      <text:p text:style-name="P1"><text:span text:style-name="T84"/></text:p>
      <text:p text:style-name="P1"><text:span text:style-name="T84"/></text:p>
      <text:p text:style-name="P1"><text:span text:style-name="T8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